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6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5a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5a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5a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5a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5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5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1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B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3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AK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4_(11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11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4_(13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13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4_(15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15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4_(3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3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4_(5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5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4_(7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7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4_(9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9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8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8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8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8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8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8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1j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j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a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a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a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a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c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c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c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c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d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d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d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d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1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2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5_(3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5_(3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7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7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7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9_V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9_V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0-3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0_(3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0_(3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3_(5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3_(5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3_(3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3_(3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49_V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9_V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0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0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1_(3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1_(3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c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c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5c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c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a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a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a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a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a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a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b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b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b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b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b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6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7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7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7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f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g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g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h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h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B9i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i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0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0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7-B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7-B21c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c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7-B21c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c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7-B21d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d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7-B21d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d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17-B21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3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3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3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4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4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4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0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0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0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a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a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aFR: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FR_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aFR: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FR_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b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b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b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b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c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c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6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6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8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8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8FR: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FR_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8FR: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FR_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8FR: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FR_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9a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9a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9aFR: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9aFR_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9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9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29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9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3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4a_(5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4a_(5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4b_(5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4b_(5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5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5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5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5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5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6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6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64c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c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64c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c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64d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d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64d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d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5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5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5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5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5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5f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0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3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3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3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30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4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5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6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6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CE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D2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2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D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2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D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D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6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Dp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p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Dp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p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Dp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p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Dp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p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E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E4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E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E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E4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E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EB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B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EB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B2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G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G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G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G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G1b_bi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G1b_bis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G1_bi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G1_bis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4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5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5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5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6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6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6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6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0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0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6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6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ID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J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J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J1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1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J1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1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J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J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J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K8e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K8e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K8e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K8e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K8e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K8e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K8e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K8e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L00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L000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10c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0c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10c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0c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10c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0c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11b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1b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11b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1b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11c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1c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11c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1c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4j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4j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4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4z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6c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6c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6c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6c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9j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9j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9j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9j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9v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9v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R:M9v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9v2.png</text:p>
          </table:table-cell>
          <table:table-cell office:value-type="string" calcext:value-type="string">
            <text:p>"</text:p>
          </table:table-cell>
        </table:table-row>
        <table:table-row table:style-name="ro2" table:number-rows-repeated="1048213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 style:data-style-name="N2" text:time-value="20:45:27.705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18T13:24:42.073000000</dc:date>
    <meta:editing-duration>P4DT5H53M11S</meta:editing-duration>
    <meta:editing-cycles>13</meta:editing-cycles>
    <meta:generator>LibreOffice/7.6.2.1$Windows_x86 LibreOffice_project/56f7684011345957bbf33a7ee678afaf4d2ba333</meta:generator>
    <meta:document-statistic meta:table-count="2" meta:cell-count="14994" meta:object-count="0"/>
  </office:meta>
</office:document-meta>
</file>